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 loext:decorative="false"/>
    </style:style>
    <style:style style:name="gr2" style:family="graphic" style:parent-style-name="standard">
      <style:graphic-properties svg:stroke-color="#0000ff" draw:textarea-horizontal-align="justify" draw:textarea-vertical-align="middle" draw:auto-grow-height="false" loext:decorative="fals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loext:decorative="false"/>
    </style:style>
    <style:style style:name="gr4" style:family="graphic" style:parent-style-name="Object_20_with_20_no_20_fill_20_and_20_no_20_line">
      <style:graphic-properties draw:stroke="none" draw:fill="none" draw:ole-draw-aspect="1"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9cm" fo:min-width="0cm" loext:decorative="false"/>
      <style:paragraph-properties style:writing-mode="lr-tb"/>
    </style:style>
    <style:style style:name="gr6" style:family="graphic" style:parent-style-name="objectwithoutfill">
      <style:graphic-properties draw:marker-end="Arrow" draw:marker-end-width="0.152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887cm" svg:y1="1.403cm" svg:x2="14.224cm" svg:y2="1.403cm">
          <text:p/>
        </draw:line>
        <draw:custom-shape draw:style-name="gr2" draw:text-style-name="P2" draw:layer="layout" svg:width="0.199cm" svg:height="0.199cm" svg:x="0.811cm" svg:y="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99cm" svg:height="0.199cm" svg:x="7.712cm" svg:y="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99cm" svg:height="0.199cm" svg:x="1.412cm" svg:y="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99cm" svg:height="0.199cm" svg:x="4.612cm" svg:y="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99cm" svg:height="0.199cm" svg:x="5.412cm" svg:y="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99cm" svg:height="0.199cm" svg:x="7.212cm" svg:y="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99cm" svg:height="0.199cm" svg:x="0.812cm" svg:y="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199cm" svg:height="0.199cm" svg:x="8.212cm" svg:y="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99cm" svg:height="0.199cm" svg:x="8.812cm" svg:y="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72cm" svg:height="0.474cm" svg:x="2.83cm" svg:y="1.16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02cm" svg:height="0.143cm" svg:x="2.801cm" svg:y="1.33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199cm" svg:height="0.199cm" svg:x="10.413cm" svg:y="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72cm" svg:height="0.474cm" svg:x="11.578cm" svg:y="1.16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02cm" svg:height="0.143cm" svg:x="11.549cm" svg:y="1.3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" draw:text-style-name="P2" draw:layer="layout" svg:width="0.199cm" svg:height="0.199cm" svg:x="13.627cm" svg:y="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99cm" svg:height="0.199cm" svg:x="14.228cm" svg:y="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99cm" svg:height="0.199cm" svg:x="13.628cm" svg:y="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659cm" svg:height="0.389cm" svg:x="7.342cm" svg:y="0.72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5" xml:id="id1" draw:id="id1" draw:layer="layout" svg:width="1.162cm" svg:height="0.645cm" svg:x="7.724cm" svg:y="2.176cm">
          <draw:text-box>
            <text:p><text:span text:style-name="T1">fmin</text:span></text:p>
          </draw:text-box>
        </draw:frame>
        <draw:connector draw:style-name="gr6" draw:text-style-name="P1" draw:layer="layout" draw:type="curve" svg:x1="8.305cm" svg:y1="2.176cm" svg:x2="8.312cm" svg:y2="1.503cm" draw:start-shape="id1" draw:start-glue-point="0" draw:end-shape="id2" draw:end-glue-point="8" svg:d="M8305 2176c0-504 7-168 7-673" svg:viewBox="0 0 8 674">
          <text:p/>
        </draw:connector>
        <draw:frame draw:style-name="gr7" draw:text-style-name="P6" xml:id="id3" draw:id="id3" draw:layer="layout" svg:width="1.264cm" svg:height="0.645cm" svg:x="13.092cm" svg:y="2.202cm">
          <draw:text-box>
            <text:p text:style-name="P2"><text:span text:style-name="T1">fmax</text:span></text:p>
          </draw:text-box>
        </draw:frame>
        <draw:connector draw:style-name="gr6" draw:text-style-name="P1" draw:layer="layout" draw:type="curve" svg:x1="13.724cm" svg:y1="2.202cm" svg:x2="13.726cm" svg:y2="1.527cm" draw:start-shape="id3" draw:start-glue-point="0" svg:d="M13724 2202c0-880 2-543 2-675" svg:viewBox="0 0 3 676">
          <text:p/>
        </draw:connector>
        <draw:custom-shape draw:style-name="gr2" draw:text-style-name="P2" xml:id="id5" draw:id="id5" draw:layer="layout" svg:width="0.199cm" svg:height="0.199cm" svg:x="10.914cm" svg:y="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72cm" svg:height="0.474cm" svg:x="9.299cm" svg:y="1.16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02cm" svg:height="0.143cm" svg:x="9.27cm" svg:y="1.33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5" draw:layer="layout" svg:width="0.697cm" svg:height="0.645cm" svg:x="10.14cm" svg:y="0.617cm">
          <draw:text-box>
            <text:p><text:span text:style-name="T1">1</text:span></text:p>
          </draw:text-box>
        </draw:frame>
        <draw:frame draw:style-name="gr4" draw:text-style-name="P4" xml:id="id4" draw:id="id4" draw:layer="layout" svg:width="0.792cm" svg:height="0.389cm" svg:x="10.623cm" svg:y="2.34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onnector draw:style-name="gr6" draw:text-style-name="P1" draw:layer="layout" draw:type="curve" svg:x1="11.019cm" svg:y1="2.343cm" svg:x2="11.014cm" svg:y2="1.503cm" draw:start-shape="id4" draw:start-glue-point="0" draw:end-shape="id5" draw:end-glue-point="8" svg:d="M11019 2343c0-628-5-209-5-840" svg:viewBox="0 0 6 841">
          <text:p/>
        </draw:connector>
        <draw:frame draw:style-name="gr4" draw:text-style-name="P4" draw:layer="layout" svg:width="0.947cm" svg:height="0.389cm" svg:x="0.347cm" svg:y="0.69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4" draw:layer="layout" svg:width="0.671cm" svg:height="0.389cm" svg:x="14.035cm" svg:y="0.65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3" draw:text-style-name="P3" draw:layer="layout" svg:width="0.872cm" svg:height="0.474cm" svg:x="5.981cm" svg:y="1.16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02cm" svg:height="0.143cm" svg:x="6.014cm" svg:y="1.33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3.1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1-10T12:52:08</meta:creation-date>
    <dc:date>2024-02-10T19:49:03.873716810</dc:date>
    <meta:editing-duration>PT3M10S</meta:editing-duration>
    <meta:editing-cycles>4</meta:editing-cycles>
    <meta:generator>LibreOffice/7.6.4.1$Linux_X86_64 LibreOffice_project/60$Build-1</meta:generator>
    <meta:document-statistic meta:object-count="33"/>
  </office:meta>
</office:document-meta>
</file>

<file path=Object 1/content.xml><?xml version="1.0" encoding="utf-8"?>
<math xmlns="http://www.w3.org/1998/Math/MathML">
  <semantics>
    <mrow>
      <mstyle mathsize="20pt">
        <mrow>
          <mrow>
            <mo stretchy="false">⋯</mo>
          </mrow>
        </mrow>
      </mstyle>
    </mrow>
    <annotation encoding="StarMath 5.0">size 20 {dotsaxis}</annotation>
  </semantics>
</math>
</file>

<file path=Object 2/content.xml><?xml version="1.0" encoding="utf-8"?>
<math xmlns="http://www.w3.org/1998/Math/MathML">
  <semantics>
    <mrow>
      <mstyle mathsize="20pt">
        <mrow>
          <mrow>
            <mo stretchy="false">⋯</mo>
          </mrow>
        </mrow>
      </mstyle>
    </mrow>
    <annotation encoding="StarMath 5.0">size 20 {dotsaxis}</annotation>
  </semantics>
</math>
</file>

<file path=Object 3/content.xml><?xml version="1.0" encoding="utf-8"?>
<math xmlns="http://www.w3.org/1998/Math/MathML">
  <semantics>
    <mrow>
      <mstyle mathsize="10pt">
        <mrow>
          <mrow>
            <mrow>
              <mo stretchy="false">±</mo>
              <mn>0</mn>
            </mrow>
          </mrow>
        </mrow>
      </mstyle>
    </mrow>
    <annotation encoding="StarMath 5.0">size 10 {+-0}</annotation>
  </semantics>
</math>
</file>

<file path=Object 4/content.xml><?xml version="1.0" encoding="utf-8"?>
<math xmlns="http://www.w3.org/1998/Math/MathML">
  <semantics>
    <mrow>
      <mstyle mathsize="20pt">
        <mrow>
          <mrow>
            <mo stretchy="false">⋯</mo>
          </mrow>
        </mrow>
      </mstyle>
    </mrow>
    <annotation encoding="StarMath 5.0">size 20 {dotsaxis}</annotation>
  </semantics>
</math>
</file>

<file path=Object 5/content.xml><?xml version="1.0" encoding="utf-8"?>
<math xmlns="http://www.w3.org/1998/Math/MathML">
  <semantics>
    <mrow>
      <mstyle mathsize="10pt">
        <mrow>
          <mrow>
            <mrow>
              <mn>1</mn>
              <mo stretchy="false">+</mo>
              <mo stretchy="false">ϵ</mo>
            </mrow>
          </mrow>
        </mrow>
      </mstyle>
    </mrow>
    <annotation encoding="StarMath 5.0">size 10 {1+%epsilon}</annotation>
  </semantics>
</math>
</file>

<file path=Object 6/content.xml><?xml version="1.0" encoding="utf-8"?>
<math xmlns="http://www.w3.org/1998/Math/MathML">
  <semantics>
    <mrow>
      <mstyle mathsize="10pt">
        <mrow>
          <mrow>
            <mrow>
              <mo stretchy="false">−</mo>
              <mtext>Inf</mtext>
            </mrow>
          </mrow>
        </mrow>
      </mstyle>
    </mrow>
    <annotation encoding="StarMath 5.0">size 10 {-"Inf"}</annotation>
  </semantics>
</math>
</file>

<file path=Object 7/content.xml><?xml version="1.0" encoding="utf-8"?>
<math xmlns="http://www.w3.org/1998/Math/MathML">
  <semantics>
    <mrow>
      <mstyle mathsize="10pt">
        <mrow>
          <mrow>
            <mtext>Inf</mtext>
          </mrow>
        </mrow>
      </mstyle>
    </mrow>
    <annotation encoding="StarMath 5.0">size 10 {"Inf"}</annotation>
  </semantics>
</math>
</file>

<file path=Object 8/content.xml><?xml version="1.0" encoding="utf-8"?>
<math xmlns="http://www.w3.org/1998/Math/MathML">
  <semantics>
    <mrow>
      <mstyle mathsize="20pt">
        <mrow>
          <mrow>
            <mo stretchy="false">⋯</mo>
          </mrow>
        </mrow>
      </mstyle>
    </mrow>
    <annotation encoding="StarMath 5.0">size 20 {dotsaxis}</annotation>
  </semantics>
</math>
</file>